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yHandler.execute( Retryable exe , String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tryHandler.RetryHandler( int retriesAllowed ,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